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2.5575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1.1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3.2055in"/>
    </style:style>
    <style:style style:name="co12" style:family="table-column">
      <style:table-column-properties fo:break-before="auto" style:column-width="1.6398in"/>
    </style:style>
    <style:style style:name="co13" style:family="table-column">
      <style:table-column-properties fo:break-before="auto" style:column-width="1.7374in"/>
    </style:style>
    <style:style style:name="co14" style:family="table-column">
      <style:table-column-properties fo:break-before="auto" style:column-width="1.0366in"/>
    </style:style>
    <style:style style:name="co15" style:family="table-column">
      <style:table-column-properties fo:break-before="auto" style:column-width="1.94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5043in" fo:break-before="auto" style:use-optimal-row-height="tru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957in" fo:break-before="auto" style:use-optimal-row-height="false"/>
    </style:style>
    <style:style style:name="ro8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style:shrink-to-fit="true"/>
    </style:style>
    <style:style style:name="ce7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</style:style>
    <style:style style:name="ce9" style:family="table-cell" style:parent-style-name="Default" style:data-style-name="N11">
      <style:table-cell-properties fo:wrap-option="wrap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Fig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Siirto</text:p>
          </table:table-cell>
          <table:covered-table-cell table:style-name="Default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rigin</text:p>
          </table:table-cell>
          <table:table-cell table:style-name="ce4" office:value-type="string" calcext:value-type="string" table:number-columns-spanned="2" table:number-rows-spanned="1">
            <text:p>Finland</text:p>
          </table:table-cell>
          <table:covered-table-cell/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Ice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ordea</text:p>
          </table:table-cell>
          <table:table-cell table:style-name="Default" office:value-type="string" calcext:value-type="string">
            <text:p>Danske Bank</text:p>
          </table:table-cell>
          <table:table-cell office:value-type="string" calcext:value-type="string">
            <text:p>Many Banks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Islandsb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nched</text:p>
          </table:table-cell>
          <table:table-cell table:style-name="ce4" office:value-type="float" office:value="2017" calcext:value-type="float" table:number-columns-spanned="2" table:number-rows-spanned="1">
            <text:p>2017</text:p>
          </table:table-cell>
          <table:covered-table-cell/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s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/>
          <table:table-cell office:value-type="string" calcext:value-type="string">
            <text:p>3.6 million</text:p>
          </table:table-cell>
          <table:table-cell office:value-type="string" calcext:value-type="string">
            <text:p>&gt; 5.7 million</text:p>
          </table:table-cell>
          <table:table-cell office:value-type="string" calcext:value-type="string">
            <text:p>&gt; 1 mill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s in Finland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 office:value-type="string" calcext:value-type="string">
            <text:p>0.3 million</text:p>
          </table:covered-table-cell>
          <table:table-cell office:value-type="string" calcext:value-type="string">
            <text:p>0.45 mill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: companies</text:p>
          </table:table-cell>
          <table:table-cell table:number-columns-repeated="2"/>
          <table:table-cell office:value-type="string" calcext:value-type="string">
            <text:p>27 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: Web Shops</text:p>
          </table:table-cell>
          <table:table-cell table:number-columns-repeated="2"/>
          <table:table-cell office:value-type="string" calcext:value-type="string">
            <text:p>4 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rly Transactions</text:p>
          </table:table-cell>
          <table:table-cell table:number-columns-repeated="2"/>
          <table:table-cell office:value-type="string" calcext:value-type="string">
            <text:p>205 million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Monthly value transferred</text:p>
          </table:table-cell>
          <table:table-cell table:style-name="Default" table:number-columns-repeated="3"/>
          <table:table-cell table:style-name="Default" office:value-type="string" calcext:value-type="string">
            <text:p>1 298 million €</text:p>
          </table:table-cell>
          <table:table-cell table:style-name="Default"/>
          <table:table-cell table:number-columns-repeated="1018"/>
        </table:table-row>
        <table:table-row table:style-name="ro2" table:number-rows-repeated="21">
          <table:table-cell table:style-name="Default" table:number-columns-repeated="6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cing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017" table:default-cell-style-name="ce1"/>
        <table:table-row table:style-name="ro2">
          <table:table-cell table:style-name="ce5"/>
          <table:table-cell table:style-name="ce2" office:value-type="string" calcext:value-type="string" table:number-columns-spanned="3" table:number-rows-spanned="1">
            <text:p>Siirto</text:p>
          </table:table-cell>
          <table:covered-table-cell table:number-columns-repeated="2" table:style-name="ce3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tes</text:p>
          </table:table-cell>
          <table:table-cell table:style-name="ce7" office:value-type="string" calcext:value-type="string" table:number-columns-spanned="3" table:number-rows-spanned="1">
            <text:p>Prices vary by provider Prices vary depending on provider</text:p>
          </table:table-cell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OP Pivo</text:p>
          </table:table-cell>
          <table:covered-table-cell table:style-name="ce5"/>
          <table:table-cell table:style-name="ce5" office:value-type="string" calcext:value-type="string">
            <text:p>Nordea Siir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e betwixt friends / private individuals</text:p>
          </table:table-cell>
          <table:table-cell table:style-name="ce4" table:number-columns-spanned="2" table:number-rows-spanned="1"/>
          <table:covered-table-cell/>
          <table:table-cell table:number-columns-repeated="3" office:value-type="string" calcext:value-type="string">
            <text:p>Yes</text:p>
          </table:table-cell>
          <table:table-cell table:style-name="ce11" office:value-type="string" calcext:value-type="string" table:number-columns-spanned="2" table:number-rows-spanned="1">
            <text:p>Yes</text:p>
          </table:table-cell>
          <table:covered-table-cell table:style-name="ce11"/>
          <table:table-cell table:number-columns-repeated="1016"/>
        </table:table-row>
        <table:table-row table:style-name="ro2">
          <table:table-cell office:value-type="string" calcext:value-type="string">
            <text:p>Friends ceiling</text:p>
          </table:table-cell>
          <table:table-cell table:style-name="ce4" table:number-columns-spanned="2" table:number-rows-spanned="1"/>
          <table:covered-table-cell/>
          <table:table-cell table:number-columns-repeated="3"/>
          <table:table-cell table:style-name="ce11" office:value-type="string" calcext:value-type="string" table:number-columns-spanned="2" table:number-rows-spanned="1">
            <text:p>534€</text:p>
          </table:table-cell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2"/>
          <table:table-cell table:number-columns-repeated="2"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iends above ceiling</text:p>
          </table:table-cell>
          <table:table-cell table:number-columns-repeated="6"/>
          <table:table-cell table:style-name="ce9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nies</text:p>
          </table:table-cell>
          <table:table-cell table:number-columns-repeated="4"/>
          <table:table-cell office:value-type="string" calcext:value-type="string">
            <text:p>0.16€ - 0.22€</text:p>
          </table:table-cell>
          <table:table-cell/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rities</text:p>
          </table:table-cell>
          <table:table-cell table:number-columns-repeated="6"/>
          <table:table-cell table:style-name="ce9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SP deci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App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.11€</text:p>
          </table:table-cell>
          <table:table-cell table:style-name="ce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oice free for privat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5"/>
          <table:table-cell office:value-type="string" calcext:value-type="string">
            <text:p>0.55€</text:p>
          </table:table-cell>
          <table:table-cell table:style-name="ce9" office:value-type="percentage" office:value="0.0065" calcext:value-type="percentage">
            <text:p>0.6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oice max</text:p>
          </table:table-cell>
          <table:table-cell table:number-columns-repeated="5"/>
          <table:table-cell office:value-type="string" calcext:value-type="string">
            <text:p>5.21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ppsGO #1</text:p>
          </table:table-cell>
          <table:table-cell table:number-columns-repeated="5"/>
          <table:table-cell office:value-type="string" calcext:value-type="string">
            <text:p>4.15€ / month</text:p>
          </table:table-cell>
          <table:table-cell table:style-name="ce9" office:value-type="percentage" office:value="0.0225" calcext:value-type="percentage">
            <text:p>2.2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ppsGO #2</text:p>
          </table:table-cell>
          <table:table-cell table:number-columns-repeated="5"/>
          <table:table-cell office:value-type="string" calcext:value-type="string">
            <text:p>15.85€ / month</text:p>
          </table:table-cell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ppsGO Charity</text:p>
          </table:table-cell>
          <table:table-cell table:number-columns-repeated="6"/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op, terminal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/>
          <table:table-cell table:number-columns-repeated="3"/>
          <table:table-cell office:value-type="string" calcext:value-type="string">
            <text:p>0.0792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p, cash register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 office:value-type="string" calcext:value-type="string">
            <text:p>No</text:p>
          </table:covered-table-cell>
          <table:table-cell table:number-columns-repeated="3"/>
          <table:table-cell office:value-type="string" calcext:value-type="string">
            <text:p>0.11€</text:p>
          </table:table-cell>
          <table:table-cell table:style-name="ce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3.95in" svg:y="2.8287in" draw:caption-point-x="-0.2402in" draw:caption-point-y="0.5945in">
              <dc:date>2017-08-11T00:00:00</dc:date>
              <text:p text:style-name="P1">ALV 0%</text:p>
            </office:annotation>
            <text:p>One-time fee 79€, 0€ / month</text:p>
          </table:table-cell>
          <table:table-cell table:style-name="ce9" office:value-type="percentage" office:value="0.025" calcext:value-type="percentage">
            <office:annotation draw:style-name="gr1" draw:text-style-name="P1" svg:width="1.1413in" svg:height="0.2346in" svg:x="4.7417in" svg:y="2.8287in" draw:caption-point-x="-0.2402in" draw:caption-point-y="0.5945in">
              <dc:date>2017-08-11T00:00:00</dc:date>
              <text:p text:style-name="P1">Credit and Debit</text:p>
            </office:annotation>
            <text:p>2.50%</text:p>
          </table:table-cell>
          <table:table-cell table:number-columns-repeated="4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3.95in" svg:y="3.1598in" draw:caption-point-x="-0.2402in" draw:caption-point-y="0.5945in">
              <dc:date>2017-08-11T00:00:00</dc:date>
              <text:p text:style-name="P1">ALV 0%</text:p>
            </office:annotation>
            <text:p>3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1598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number-columns-repeated="4"/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Shop, terminal &amp; cash register &amp; cash box &amp; receipt printer</text:p>
          </table:table-cell>
          <table:table-cell office:value-type="string" calcext:value-type="string">
            <office:annotation draw:style-name="gr1" draw:text-style-name="P1" svg:width="1.1413in" svg:height="0.8567in" svg:x="3.95in" svg:y="3.3461in" draw:caption-point-x="-0.2402in" draw:caption-point-y="0.5945in">
              <dc:date>2017-08-11T00:00:00</dc:date>
              <text:p text:style-name="P1">ALV 0%, contains a container for cash and a receipt printer</text:p>
            </office:annotation>
            <text:p>7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3461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5">
          <table:table-cell office:value-type="string" calcext:value-type="string">
            <text:p>Shop, terminal &amp; cash register &amp; cash box &amp; receipt printer &amp; ecommerce &amp; payment service</text:p>
          </table:table-cell>
          <table:table-cell office:value-type="string" calcext:value-type="string">
            <office:annotation draw:style-name="gr1" draw:text-style-name="P1" svg:width="1.1413in" svg:height="0.2346in" svg:x="3.95in" svg:y="3.6913in" draw:caption-point-x="-0.2402in" draw:caption-point-y="0.5945in">
              <dc:date>2017-08-11T00:00:00</dc:date>
              <text:p text:style-name="P1">ALV 0%</text:p>
            </office:annotation>
            <text:p>12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6913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4">
          <table:table-cell office:value-type="string" calcext:value-type="string">
            <text:p>Currency conversion in this char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rom SEK</text:p>
          </table:table-cell>
          <table:table-cell office:value-type="string" calcext:value-type="string">
            <text:p>From NOK, 1 NOK = 0.11€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I</text:p>
          </table:table-cell>
          <table:table-cell table:style-name="ce8" office:value-type="string" calcext:value-type="string" table:number-columns-spanned="2" table:number-rows-spanned="1">
            <text:p><text:a xlink:href="https://www.op.fi/op/yritysasiakkaat/maksaminen-ja-laskutus/kauppiaspalvelut/pivo-kassa?id=51238&amp;srcpl=8" xlink:type="simple">https://www.op.fi/op/yritysasiakkaat/maksaminen-ja-laskutus/kauppiaspalvelut/pivo-kassa?id=51238&amp;srcpl=8</text:a></text:p>
          </table:table-cell>
          <table:covered-table-cell table:style-name="ce6"/>
          <table:table-cell table:style-name="ce6" table:number-columns-repeated="3"/>
          <table:table-cell table:style-name="ce6" office:value-type="string" calcext:value-type="string">
            <text:p>https://www.vipps.no/priser.html?</text:p>
          </table:table-cell>
          <table:table-cell table:style-name="ce6"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ures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Siirto</text:p>
          </table:table-cell>
          <table:covered-table-cell table:style-name="ce5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OP Pivo</text:p>
          </table:table-cell>
          <table:table-cell table:style-name="ce5" office:value-type="string" calcext:value-type="string">
            <text:p>Nordea Siirto</text:p>
          </table:table-cell>
          <table:table-cell table:style-name="ce5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One-country only solution</text:p>
          </table:table-cell>
          <table:table-cell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pported currencies</text:p>
          </table:table-cell>
          <table:table-cell table:number-columns-repeated="2" office:value-type="string" calcext:value-type="string">
            <text:p>EUR</text:p>
          </table:table-cell>
          <table:table-cell/>
          <table:table-cell office:value-type="string" calcext:value-type="string">
            <text:p>SEK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pen to users from other bank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, at least in Finland</text:p>
          </table:table-cell>
          <table:table-cell office:value-type="string" calcext:value-type="string">
            <text:p>Multi-Bank (?)</text:p>
          </table:table-cell>
          <table:table-cell office:value-type="string" calcext:value-type="string">
            <text:p>Yes, at least in Norw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quires Bank Account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quires a payment card</text:p>
          </table:table-cell>
          <table:table-cell office:value-type="string" calcext:value-type="string">
            <text:p>Yes, OP Visa Deb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quires app to receive mone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Mobile Number as Acct Num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QR-code as Acct Numb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7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Payment from Credit Car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Debit Car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Bank Acc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yment to Bank Ac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, make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FC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S during payme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S abt money transfer to non-subscrib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 bill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nt payments (no delay)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/>
          <table:table-cell table:style-name="ce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 2 Person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 office:value-type="string" calcext:value-type="string">
            <text:p>Yes</text:p>
          </table:covered-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mmerce</text:p>
          </table:table-cell>
          <table:table-cell table:style-name="ce4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office:value-type="string" calcext:value-type="string">
            <text:p>Yes</text:p>
          </table:table-cell>
          <table:table-cell office:value-type="string" calcext:value-type="string">
            <text:p>Pilot 201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-store</text:p>
          </table:table-cell>
          <table:table-cell table:style-name="ce4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 for Windows Ph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 for Android Phon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 for Apple Phon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us System</text:p>
          </table:table-cell>
          <table:table-cell table:style-name="Default"/>
          <table:table-cell/>
          <table:table-cell office:value-type="string" calcext:value-type="string">
            <text:p>Yes, small compan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yalty Programs</text:p>
          </table:table-cell>
          <table:table-cell office:value-type="string" calcext:value-type="string">
            <text:p>Internal K-Plussa</text:p>
          </table:table-cell>
          <table:table-cell/>
          <table:table-cell office:value-type="string" calcext:value-type="string">
            <text:p>Yes, large chai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action sum ceiling</text:p>
          </table:table-cell>
          <table:table-cell/>
          <table:table-cell office:value-type="string" calcext:value-type="string">
            <text:p>1700€ / d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Notes</text:p>
          </table:table-cell>
          <table:table-cell office:value-type="string" calcext:value-type="string">
            <text:p>Has some type of advert system. Supports K-Plussa bonus via double tap, 1<text:span text:style-name="T1">st</text:span> tap bonus, 2<text:span text:style-name="T1">nd</text:span> tap payment</text:p>
          </table:table-cell>
          <table:table-cell office:value-type="string" calcext:value-type="string">
            <text:p>What is Nordea Wrapp?</text:p>
          </table:table-cell>
          <table:table-cell office:value-type="string" calcext:value-type="string">
            <text:p>Has WeShare, what is that?</text:p>
          </table:table-cell>
          <table:table-cell table:number-columns-repeated="1020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11T22:19:02.777278642</dc:date>
    <meta:editing-duration>PT5H38M16S</meta:editing-duration>
    <meta:editing-cycles>48</meta:editing-cycles>
    <meta:generator>LibreOffice/4.2.8.2$Linux_X86_64 LibreOffice_project/420m0$Build-2</meta:generator>
    <meta:document-statistic meta:table-count="3" meta:cell-count="233" meta:object-count="0"/>
  </office:meta>
</office:document-meta>
</file>